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rsid="000dc784" officeooo:paragraph-rsid="000dc784" style:font-size-asian="11pt" style:font-size-complex="11pt"/>
    </style:style>
    <style:style style:name="P2" style:family="paragraph" style:parent-style-name="Text_20_body">
      <style:text-properties officeooo:rsid="000e817c" officeooo:paragraph-rsid="000e817c"/>
    </style:style>
    <style:style style:name="P3" style:family="paragraph" style:parent-style-name="Text_20_body">
      <style:text-properties officeooo:rsid="000e9300" officeooo:paragraph-rsid="000e9300"/>
    </style:style>
    <style:style style:name="P4" style:family="paragraph" style:parent-style-name="Text_20_body">
      <style:text-properties officeooo:rsid="000e9300" officeooo:paragraph-rsid="000f33da"/>
    </style:style>
    <style:style style:name="P5" style:family="paragraph" style:parent-style-name="Text_20_body">
      <style:text-properties officeooo:rsid="000f33da" officeooo:paragraph-rsid="000f33da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8" style:family="paragraph" style:parent-style-name="Text_20_body">
      <style:paragraph-properties fo:margin-left="3.752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9" style:family="paragraph" style:parent-style-name="Text_20_body">
      <style:paragraph-properties fo:margin-left="3.752cm" fo:margin-right="0cm" fo:text-indent="0cm" style:auto-text-indent="false"/>
      <style:text-properties fo:font-size="11pt" officeooo:rsid="000fb6ed" officeooo:paragraph-rsid="000fb6ed" style:font-size-asian="11pt" style:font-size-complex="11pt"/>
    </style:style>
    <style:style style:name="P10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11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0fb6ed" style:font-size-asian="11pt" style:font-size-complex="11pt"/>
    </style:style>
    <style:style style:name="P12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160ccf" style:font-size-asian="11pt" style:font-size-complex="11pt"/>
    </style:style>
    <style:style style:name="P13" style:family="paragraph" style:parent-style-name="Text_20_body">
      <style:paragraph-properties fo:margin-left="6.253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14" style:family="paragraph" style:parent-style-name="Heading_20_3">
      <style:text-properties officeooo:rsid="000e9300" officeooo:paragraph-rsid="000e9300"/>
    </style:style>
    <style:style style:name="P15" style:family="paragraph" style:parent-style-name="Heading_20_3">
      <style:paragraph-properties fo:break-before="page"/>
      <style:text-properties officeooo:rsid="000dc784" officeooo:paragraph-rsid="000dc784"/>
    </style:style>
    <style:style style:name="P16" style:family="paragraph" style:parent-style-name="Heading_20_1">
      <style:text-properties officeooo:paragraph-rsid="0006e55e"/>
    </style:style>
    <style:style style:name="P17" style:family="paragraph" style:parent-style-name="Heading_20_4">
      <style:text-properties officeooo:rsid="000f33da" officeooo:paragraph-rsid="000f33da"/>
    </style:style>
    <style:style style:name="P18" style:family="paragraph" style:parent-style-name="Heading_20_4">
      <style:text-properties officeooo:rsid="000e817c" officeooo:paragraph-rsid="000e817c"/>
    </style:style>
    <style:style style:name="P19" style:family="paragraph" style:parent-style-name="Heading_20_4">
      <style:paragraph-properties fo:break-before="page"/>
      <style:text-properties officeooo:rsid="000e817c" officeooo:paragraph-rsid="000e817c"/>
    </style:style>
    <style:style style:name="P20" style:family="paragraph" style:parent-style-name="Heading_20_5">
      <style:text-properties officeooo:rsid="000f33da" officeooo:paragraph-rsid="000f33da"/>
    </style:style>
    <style:style style:name="P21" style:family="paragraph" style:parent-style-name="Heading_20_5">
      <style:text-properties officeooo:rsid="000e817c" officeooo:paragraph-rsid="000e817c"/>
    </style:style>
    <style:style style:name="T1" style:family="text">
      <style:text-properties officeooo:rsid="00090a72"/>
    </style:style>
    <style:style style:name="T2" style:family="text">
      <style:text-properties officeooo:rsid="000e817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e9300"/>
    </style:style>
    <style:style style:name="T5" style:family="text">
      <style:text-properties officeooo:rsid="000f33da"/>
    </style:style>
    <style:style style:name="T6" style:family="text">
      <style:text-properties officeooo:rsid="00160c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Dynamic Monster Difficulty <text:span text:style-name="T1">Documentation</text:span></text:h>
      <text:h text:style-name="Heading_20_2" text:outline-level="2">Configuration</text:h>
      <text:h text:style-name="P14" text:outline-level="3">Legend to symbols</text:h>
      <text:h text:style-name="P17" text:outline-level="4">Key-Modifier</text:h>
      <text:h text:style-name="Heading_20_5" text:outline-level="5"><text:span text:style-name="T4">r</text:span>equired</text:h>
      <text:p text:style-name="P4">This key must be given a value explicitly.</text:p>
      <text:h text:style-name="Heading_20_5" text:outline-level="5"><text:span text:style-name="T5">r</text:span>equired <text:span text:style-name="T5">or &lt;key&gt;</text:span></text:h>
      <text:p text:style-name="P4">This key <text:span text:style-name="T5">or the specified key </text:span>must be given a value explicitly.</text:p>
      <text:h text:style-name="Heading_20_5" text:outline-level="5">optional</text:h>
      <text:p text:style-name="P5">This key may be omitted.</text:p>
      <text:h text:style-name="Heading_20_5" text:outline-level="5">default: &lt;value&gt;</text:h>
      <text:p text:style-name="P5">This key is given the value if it is not explicitly set.</text:p>
      <text:h text:style-name="Heading_20_5" text:outline-level="5"><text:span text:style-name="T4">m</text:span>in: <text:span text:style-name="T4">&lt;n&gt;</text:span></text:h>
      <text:p text:style-name="P3">There must be at least n keys with values.</text:p>
      <text:h text:style-name="Heading_20_5" text:outline-level="5"><text:span text:style-name="T4">m</text:span>atch: <text:span text:style-name="T4">&lt;object&gt;</text:span></text:h>
      <text:p text:style-name="P4">The key must match the object specified.</text:p>
      <text:h text:style-name="P17" text:outline-level="4">Types</text:h>
      <text:h text:style-name="P20" text:outline-level="5">int</text:h>
      <text:p text:style-name="P5">Integer.</text:p>
      <text:h text:style-name="P20" text:outline-level="5">float</text:h>
      <text:p text:style-name="P5">Floating-point number.</text:p>
      <text:h text:style-name="P20" text:outline-level="5">boolean</text:h>
      <text:p text:style-name="P5">Boolean.</text:p>
      <text:h text:style-name="P15" text:outline-level="3">The worlds section</text:h>
      <text:h text:style-name="P18" text:outline-level="4">The configuration</text:h>
      <text:p text:style-name="P1">worlds: (required)</text:p>
      <text:p text:style-name="P6"><text:span text:style-name="T2">&lt;</text:span>world<text:span text:style-name="T2">&gt;</text:span>: (min: 1; match: existing world)</text:p>
      <text:p text:style-name="P7"><text:span text:style-name="T2">&lt;</text:span>hot-spot<text:span text:style-name="T2">&gt;</text:span>: (min: 1)</text:p>
      <text:p text:style-name="P8">center: (required)</text:p>
      <text:p text:style-name="P10">x: float / int (required)</text:p>
      <text:p text:style-name="P10">y: float / int (required)</text:p>
      <text:p text:style-name="P10">z: float / int (required)</text:p>
      <text:p text:style-name="P8">base-level: int (default: 0)</text:p>
      <text:p text:style-name="P8">horizontal: (required or ‘vertical’)</text:p>
      <text:p text:style-name="P10">level-change: int (required)</text:p>
      <text:p text:style-name="P12">distance-per-<text:span text:style-name="T6">change</text:span>: float / int (required)</text:p>
      <text:p text:style-name="P10">distance-offset: float / int (default: 0)</text:p>
      <text:p text:style-name="P10">borders: (optional)</text:p>
      <text:p text:style-name="P13">min: int (optional)</text:p>
      <text:p text:style-name="P13">max: int (optional)</text:p>
      <text:p text:style-name="P10">distance-method: <text:span text:style-name="T3">MINECRAFT</text:span> / <text:span text:style-name="T3">PYTHAGORAS</text:span> (default: MINECRAFT)</text:p>
      <text:p text:style-name="P8">vertical: (required or ‘horizontal’)</text:p>
      <text:p text:style-name="P10">level-change: int (required)</text:p>
      <text:p text:style-name="P10">distance-per-<text:bookmark-start text:name="__DdeLink__32_502755470"/><text:span text:style-name="T6">change</text:span><text:bookmark-end text:name="__DdeLink__32_502755470"/>: float / int (required)</text:p>
      <text:p text:style-name="P10">distance-offset: float / int (default: 0)</text:p>
      <text:p text:style-name="P10">borders: (optional)</text:p>
      <text:p text:style-name="P13"><text:bookmark-start text:name="__DdeLink__30_502755470"/>min: int (optional)</text:p>
      <text:p text:style-name="P13">max: int (optional)<text:bookmark-end text:name="__DdeLink__30_502755470"/></text:p>
      <text:p text:style-name="P10">increase: (optional)</text:p>
      <text:p text:style-name="P13">upwards: boolean (default: true)</text:p>
      <text:p text:style-name="P13">downwards: boolean (default: true)</text:p>
      <text:p text:style-name="P9">borders: (optional)</text:p>
      <text:p text:style-name="P11">min: int (optional)</text:p>
      <text:p text:style-name="P11">max: int (optional)</text:p>
      <text:h text:style-name="P19" text:outline-level="4">The label</text:h>
      <text:h text:style-name="P21" text:outline-level="5">‘worlds’</text:h>
      <text:p text:style-name="P2">The main label containing all the worlds-related configuration.</text:p>
      <text:h text:style-name="P21" text:outline-level="5">&lt;world&gt;</text:h>
      <text:p text:style-name="P2">Every active world is listed here.</text:p>
      <text:h text:style-name="P21" text:outline-level="5">&lt;hot-spot&gt;</text:h>
      <text:p text:style-name="P2">One hot-spot for each level modifier inside a world.</text:p>
      <text:h text:style-name="P21" text:outline-level="5">‘center’</text:h>
      <text:p text:style-name="P2">The hot-spots center.</text:p>
      <text:h text:style-name="P21" text:outline-level="5">‘x’</text:h>
      <text:p text:style-name="P2">The centers x-coordinate.</text:p>
      <text:h text:style-name="P21" text:outline-level="5">‘y’</text:h>
      <text:p text:style-name="P2">The centers y-coordinate.</text:p>
      <text:h text:style-name="P21" text:outline-level="5">‘z’</text:h>
      <text:p text:style-name="P2">The centers z-coordinate.</text:p>
      <text:h text:style-name="P21" text:outline-level="5">‘base-level’</text:h>
      <text:p text:style-name="P2">The level to start the calculation with.</text:p>
      <text:h text:style-name="Heading_20_5" text:outline-level="5">‘<text:span text:style-name="T2">horizontal’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20:50.007758855</meta:creation-date>
    <dc:date>2017-03-29T01:07:04.822028421</dc:date>
    <meta:editing-duration>PT3H57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247" meta:character-count="1686" meta:non-whitespace-character-count="1511"/>
  </office:meta>
</office:document-meta>
</file>